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1.642cm" svg:height="9.004cm" svg:x="10.187cm" svg:y="1.222cm">
            <draw:object draw:notify-on-update-of-ranges="Sheet1.A3:Sheet1.A13 Sheet1.B3:Sheet1.B13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 2.6.1</text:p>
          </table:table-cell>
          <table:table-cell table:formula="of:=AVERAGE(254; 257; 258; 257; 258)" office:value-type="float" office:value="256.8" calcext:value-type="float">
            <text:p>256.8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Ruby 2.7.0</text:p>
          </table:table-cell>
          <table:table-cell table:formula="of:=AVERAGE(287;286;284;283;282)" office:value-type="float" office:value="284.4" calcext:value-type="float">
            <text:p>284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ruffle Ruby</text:p>
          </table:table-cell>
          <table:table-cell table:formula="of:=AVERAGE(126;133;137;137;137)" office:value-type="float" office:value="134" calcext:value-type="float">
            <text:p>134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AVERAGE(39;42;43;45;71)" office:value-type="float" office:value="48" calcext:value-type="float">
            <text:p>48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98;103;106;104;104)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table:formula="of:=AVERAGE(163;120;104;106;107)" office:value-type="float" office:value="120" calcext:value-type="float">
            <text:p>120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Jave (pure)</text:p>
          </table:table-cell>
          <table:table-cell table:formula="of:=AVERAGE(82;83;82;83;82)" office:value-type="float" office:value="82.4" calcext:value-type="float">
            <text:p>8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68;68;61;63;62)" office:value-type="float" office:value="64.4" calcext:value-type="float">
            <text:p>64.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ython 3.8</text:p>
          </table:table-cell>
          <table:table-cell table:formula="of:=AVERAGE(273;264;267;266;266)" office:value-type="float" office:value="267.2" calcext:value-type="float">
            <text:p>267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78;62;62;69;68)" office:value-type="float" office:value="67.8" calcext:value-type="float">
            <text:p>67.8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5:27:40.31437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8T06:52:20.058102527</meta:creation-date>
    <dc:date>2020-05-09T16:22:36.945352128</dc:date>
    <meta:editing-duration>PT15H25M2S</meta:editing-duration>
    <meta:editing-cycles>13</meta:editing-cycles>
    <meta:generator>LibreOffice/6.4.3.2$Linux_X86_64 LibreOffice_project/4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minimum="4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43cm" svg:height="9.005cm" xlink:href=".." xlink:type="simple" chart:class="chart:scatter" chart:style-name="ch1">
        <chart:plot-area chart:style-name="ch2" table:cell-range-address="Sheet1.A3:Sheet1.C13" chart:data-source-has-labels="column" svg:x="1.443cm" svg:y="0.18cm" svg:width="19.768cm" svg:height="7.664cm">
          <chartooo:coordinate-region svg:x="2.25cm" svg:y="0.379cm" svg:width="18.681cm" svg:height="6.818cm"/>
          <chart:axis chart:dimension="x" chart:name="primary-x" chart:style-name="ch3" chartooo:axis-type="auto">
            <chart:title svg:x="10.436cm" svg:y="8.024cm" chart:style-name="ch4">
              <text:p>Speed (ms)</text:p>
            </chart:title>
            <chart:categories table:cell-range-address="Sheet1.A3:Sheet1.A13"/>
          </chart:axis>
          <chart:axis chart:dimension="y" chart:name="primary-y" chart:style-name="ch5">
            <chart:title svg:x="0.451cm" svg:y="5.485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13" chart:class="chart:scatter">
            <chart:domain table:cell-range-address="Sheet1.B3:Sheet1.B13"/>
            <chart:data-point chart:repeated="4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Sheet1.A3:Sheet1.A13</svg:desc>
                </draw:g>
              </table:table-cell>
              <table:table-cell office:value-type="float" office:value="256.8">
                <text:p>256.8</text:p>
                <draw:g>
                  <svg:desc>Sheet1.B3:Sheet1.B13</svg:desc>
                </draw:g>
              </table:table-cell>
              <table:table-cell office:value-type="float" office:value="139">
                <text:p>139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Ruby 2.7.0</text:p>
              </table:table-cell>
              <table:table-cell office:value-type="float" office:value="284.4">
                <text:p>284.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ruffle Ruby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48">
                <text:p>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82.4">
                <text:p>82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64.4">
                <text:p>6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267.2">
                <text:p>267.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7.8">
                <text:p>67.8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